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2.163cm"/>
    </style:style>
    <style:style style:name="co19" style:family="table-column">
      <style:table-column-properties fo:break-before="auto" style:column-width="8.371cm"/>
    </style:style>
    <style:style style:name="co20" style:family="table-column">
      <style:table-column-properties fo:break-before="auto" style:column-width="4.976cm"/>
    </style:style>
    <style:style style:name="co21" style:family="table-column">
      <style:table-column-properties fo:break-before="auto" style:column-width="9.735cm"/>
    </style:style>
    <style:style style:name="co22" style:family="table-column">
      <style:table-column-properties fo:break-before="auto" style:column-width="5.851cm"/>
    </style:style>
    <style:style style:name="co23" style:family="table-column">
      <style:table-column-properties fo:break-before="auto" style:column-width="3.244cm"/>
    </style:style>
    <style:style style:name="co24" style:family="table-column">
      <style:table-column-properties fo:break-before="auto" style:column-width="9.9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0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20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43">
            <calcext:condition calcext:apply-style-name="Error" calcext:value="duplicate" calcext:base-cell-address="list.B3"/>
          </calcext:conditional-format>
          <calcext:conditional-format calcext:target-range-address="list.C3:list.C243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ce112"/>
        <table:table-column table:style-name="co18" table:default-cell-style-name="ce112"/>
        <table:table-column table:style-name="co19" table:default-cell-style-name="Default"/>
        <table:table-column table:style-name="co20" table:default-cell-style-name="ce11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01" office:value-type="string" calcext:value-type="string">
            <text:p>소재지</text:p>
          </table:table-cell>
          <table:table-cell table:style-name="ce101" office:value-type="string" calcext:value-type="string">
            <text:p>사업자 번호</text:p>
          </table:table-cell>
          <table:table-cell table:style-name="ce101" office:value-type="string" calcext:value-type="string">
            <text:p>대표자</text:p>
          </table:table-cell>
          <table:table-cell table:style-name="ce101" office:value-type="string" calcext:value-type="string">
            <text:p>홈페이지/블로그</text:p>
          </table:table-cell>
          <table:table-cell table:style-name="ce101" office:value-type="string" calcext:value-type="string">
            <text:p>E-mail</text:p>
          </table:table-cell>
          <table:table-cell table:style-name="ce101" office:value-type="string" calcext:value-type="string">
            <text:p>Social Media 1</text:p>
          </table:table-cell>
          <table:table-cell table:style-name="ce101" office:value-type="string" calcext:value-type="string">
            <text:p>Social Media 2</text:p>
          </table:table-cell>
          <table:table-cell table:style-name="ce101" office:value-type="string" calcext:value-type="string">
            <text:p>Social Media 3</text:p>
          </table:table-cell>
          <table:table-cell table:style-name="ce101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인천광역시 부평구 부평대로 293 부평테크시티 ***호</text:p>
          </table:table-cell>
          <table:table-cell table:style-name="ce109"/>
          <table:table-cell table:style-name="ce109" office:value-type="string" calcext:value-type="string">
            <text:p>이현정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0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09" office:value-type="string" calcext:value-type="string">
            <text:p>717-88-01***</text:p>
          </table:table-cell>
          <table:table-cell table:style-name="ce109" office:value-type="string" calcext:value-type="string">
            <text:p>남중헌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02" office:value-type="string" calcext:value-type="string">
            <text:p>경기도 수원시 영통구 광교중앙로 170 ***호 얼라이브 게임 스튜디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02" office:value-type="string" calcext:value-type="string">
            <text:p>세종특별자치시 조치원읍 섭골길 ***-***, ***호</text:p>
          </table:table-cell>
          <table:table-cell table:style-name="ce109" office:value-type="string" calcext:value-type="string">
            <text:p>869-45-00***</text:p>
          </table:table-cell>
          <table:table-cell table:style-name="ce109" office:value-type="string" calcext:value-type="string">
            <text:p>김효현</text:p>
          </table:table-cell>
          <table:table-cell table:style-name="ce114" office:value-type="string" calcext:value-type="string">
            <text:p><text:a xlink:href="https://blog.naver.com/blanbee" xlink:type="simple">https://blog.naver.com/blanbee</text:a></text:p>
          </table:table-cell>
          <table:table-cell table:style-name="ce117" office:value-type="string" calcext:value-type="string">
            <text:p><text:a xlink:href="mailto:blanbee@naver.com" xlink:type="simple">blanbee@naver.com</text:a></text:p>
          </table:table-cell>
          <table:table-cell table:style-name="ce11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3" office:value-type="string" calcext:value-type="string">
            <text:p>BONE MA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BUSAN SANAI GAMES( 캐나다 회사 )</text:p>
          </table:table-cell>
          <table:table-cell table:style-name="ce102" office:value-type="string" calcext:value-type="string">
            <text:p>캐나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02"/>
          <table:table-cell table:style-name="ce109"/>
          <table:table-cell table:style-name="ce109" office:value-type="string" calcext:value-type="string">
            <text:p>양성현</text:p>
          </table:table-cell>
          <table:table-cell table:style-name="ce114" office:value-type="string" calcext:value-type="string">
            <text:p><text:a xlink:href="https://catdoors.tistory.com/" xlink:type="simple">https://catdoors.tistory.com/</text:a></text:p>
          </table:table-cell>
          <table:table-cell table:style-name="ce117" office:value-type="string" calcext:value-type="string">
            <text:p><text:a xlink:href="mailto:motea230@naver.com" xlink:type="simple">motea230@naver.com</text:a></text:p>
          </table:table-cell>
          <table:table-cell table:style-name="ce11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1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14"/>
          <table:table-cell table:style-name="ce114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CIRCLEfromDOT</text:p>
          </table:table-cell>
          <table:table-cell table:style-name="ce102" office:value-type="string" calcext:value-type="string">
            <text:p>부산 해운대구 수영강변대로 140, 9층 비지씨***호</text:p>
          </table:table-cell>
          <table:table-cell table:style-name="ce109" office:value-type="string" calcext:value-type="string">
            <text:p>326-87-02***</text:p>
          </table:table-cell>
          <table:table-cell table:style-name="ce109" office:value-type="string" calcext:value-type="string">
            <text:p>염정규</text:p>
          </table:table-cell>
          <table:table-cell table:style-name="ce11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7" office:value-type="string" calcext:value-type="string">
            <text:p><text:a xlink:href="mailto:jake.yeom@circlefromdot.com" xlink:type="simple">jake.yeom@circlefromdot.com</text:a></text:p>
          </table:table-cell>
          <table:table-cell table:style-name="ce11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14" table:number-columns-repeated="2"/>
          <table:table-cell table:style-name="ce114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17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02" office:value-type="string" calcext:value-type="string">
            <text:p>경기도 성남시 분당구 성남대로331번길 8, ***층 (정자동,킨스타워)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02" office:value-type="string" calcext:value-type="string">
            <text:p>경기도 시흥시 능곡서로 27, **동 **호(능곡동, 엘에이치4단지)</text:p>
          </table:table-cell>
          <table:table-cell table:style-name="ce109" office:value-type="string" calcext:value-type="string">
            <text:p>121-64-13***</text:p>
          </table:table-cell>
          <table:table-cell table:style-name="ce109" office:value-type="string" calcext:value-type="string">
            <text:p>채주영</text:p>
          </table:table-cell>
          <table:table-cell table:style-name="ce114" office:value-type="string" calcext:value-type="string">
            <text:p><text:a xlink:href="https://derin-studio.itch.io/" xlink:type="simple">https://derin-studio.itch.io/</text:a></text:p>
          </table:table-cell>
          <table:table-cell table:style-name="ce117" office:value-type="string" calcext:value-type="string">
            <text:p><text:a xlink:href="mailto:contact@derin-studio.com" xlink:type="simple">contact@derin-studio.com</text:a></text:p>
          </table:table-cell>
          <table:table-cell table:style-name="ce11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02" office:value-type="string" calcext:value-type="string">
            <text:p>경기도 용인시 수지구 신수로 767 분당수지U타워 a동 ***호</text:p>
          </table:table-cell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0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Expotato Corp.</text:p>
          </table:table-cell>
          <table:table-cell table:style-name="ce10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expotato.com/" xlink:type="simple">https://www.expotato.com/</text:a></text:p>
          </table:table-cell>
          <table:table-cell table:style-name="ce117" office:value-type="string" calcext:value-type="string">
            <text:p><text:a xlink:href="mailto:info@expotato.com" xlink:type="simple">info@expotato.com</text:a></text:p>
          </table:table-cell>
          <table:table-cell table:style-name="ce114" table:number-columns-repeated="3"/>
          <table:table-cell table:style-name="ce11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FLINT</text:p>
          </table:table-cell>
          <table:table-cell table:style-name="ce102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09" office:value-type="string" calcext:value-type="string">
            <text:p>220-88-61***</text:p>
          </table:table-cell>
          <table:table-cell table:style-name="ce109" office:value-type="string" calcext:value-type="string">
            <text:p>김영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GoldPumpkin Inc.</text:p>
          </table:table-cell>
          <table:table-cell table:style-name="ce10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09" office:value-type="string" calcext:value-type="string">
            <text:p>783-86-01***</text:p>
          </table:table-cell>
          <table:table-cell table:style-name="ce109" office:value-type="string" calcext:value-type="string">
            <text:p>임병수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0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09"/>
          <table:table-cell table:style-name="ce109" office:value-type="string" calcext:value-type="string">
            <text:p>윤민형</text:p>
          </table:table-cell>
          <table:table-cell table:style-name="ce114"/>
          <table:table-cell table:style-name="ce117" office:value-type="string" calcext:value-type="string">
            <text:p> <text:a xlink:href="mailto:gonggamore@naver.com" xlink:type="simple">gonggamore@naver.com</text:a></text:p>
          </table:table-cell>
          <table:table-cell table:style-name="ce11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14" table:number-columns-repeated="2"/>
          <table:table-cell table:style-name="ce114" office:value-type="string" calcext:value-type="string">
            <text:p>대표전화 : 055-338-6705</text:p>
          </table:table-cell>
        </table:table-row>
        <table:table-row table:style-name="ro12">
          <table:table-cell table:style-name="ce93" office:value-type="string" calcext:value-type="string">
            <text:p>Growing Seeds</text:p>
          </table:table-cell>
          <table:table-cell table:style-name="ce10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://www.gseeds.co.kr/" xlink:type="simple">http://www.gseeds.co.kr</text:a></text:p>
          </table:table-cell>
          <table:table-cell table:style-name="ce117" office:value-type="string" calcext:value-type="string">
            <text:p><text:a xlink:href="mailto:help@gseed.co.kr" xlink:type="simple">help@gseed.co.kr</text:a></text:p>
          </table:table-cell>
          <table:table-cell table:style-name="ce114" table:number-columns-repeated="3"/>
          <table:table-cell table:style-name="ce11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02" office:value-type="string" calcext:value-type="string">
            <text:p>서울 마포구 만리재옛길 36 (신공덕동) ***호</text:p>
          </table:table-cell>
          <table:table-cell table:style-name="ce109"/>
          <table:table-cell table:style-name="ce109" office:value-type="string" calcext:value-type="string">
            <text:p>박민*</text:p>
          </table:table-cell>
          <table:table-cell table:style-name="ce11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7"/>
          <table:table-cell table:style-name="ce11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7" office:value-type="string" calcext:value-type="string">
            <text:p><text:a xlink:href="mailto:malgoos7949@gmail.com" xlink:type="simple">malgoos7949@gmail.com</text:a></text:p>
          </table:table-cell>
          <table:table-cell table:style-name="ce114" office:value-type="string" calcext:value-type="string">
            <text:p><text:a xlink:href="https://twitter.com/LeeBbunsik" xlink:type="simple">https://twitter.com/LeeBbunsik</text:a></text:p>
          </table:table-cell>
          <table:table-cell table:style-name="ce11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4" table:number-columns-repeated="2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02" office:value-type="string" calcext:value-type="string">
            <text:p>부산 해운대구 센텀동로 99, ***호</text:p>
          </table:table-cell>
          <table:table-cell table:style-name="ce109" office:value-type="string" calcext:value-type="string">
            <text:p>602-81-42***</text:p>
          </table:table-cell>
          <table:table-cell table:style-name="ce109" office:value-type="string" calcext:value-type="string">
            <text:p>하상석</text:p>
          </table:table-cell>
          <table:table-cell table:style-name="ce114" office:value-type="string" calcext:value-type="string">
            <text:p><text:a xlink:href="http://www.magiccubegames.com/" xlink:type="simple">http://www.magiccubegames.com/</text:a></text:p>
          </table:table-cell>
          <table:table-cell table:style-name="ce117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0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09"/>
          <table:table-cell table:style-name="ce109" office:value-type="string" calcext:value-type="string">
            <text:p>이만재</text:p>
          </table:table-cell>
          <table:table-cell table:style-name="ce114" office:value-type="string" calcext:value-type="string">
            <text:p><text:a xlink:href="http://www.newcoregames.com/" xlink:type="simple">http://www.newcoregames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02" office:value-type="string" calcext:value-type="string">
            <text:p>부산 동구 중앙대로 314(초량동, 한국부동산원) *층 비큐브</text:p>
          </table:table-cell>
          <table:table-cell table:style-name="ce109"/>
          <table:table-cell table:style-name="ce109" office:value-type="string" calcext:value-type="string">
            <text:p>최기민</text:p>
          </table:table-cell>
          <table:table-cell table:style-name="ce11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memory@oranpopcorn.com" xlink:type="simple">memory@oranpopcorn.com</text:a></text:p>
          </table:table-cell>
          <table:table-cell table:style-name="ce11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LAY Mephistowaltz</text:p>
          </table:table-cell>
          <table:table-cell table:style-name="ce10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7" office:value-type="string" calcext:value-type="string">
            <text:p> <text:a xlink:href="mailto:iamdreamist@gmail.com" xlink:type="simple">iamdreamist@gmail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PIYO STUDIO</text:p>
          </table:table-cell>
          <table:table-cell table:style-name="ce10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09" office:value-type="string" calcext:value-type="string">
            <text:p>695-55-00***</text:p>
          </table:table-cell>
          <table:table-cell table:style-name="ce109" office:value-type="string" calcext:value-type="string">
            <text:p>김명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7"/>
          <table:table-cell table:style-name="ce114" office:value-type="string" calcext:value-type="string">
            <text:p><text:a xlink:href="https://twitter.com/REDRAY_dev" xlink:type="simple">https://twitter.com/REDRAY_dev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21"/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www.springtoast.com/" xlink:type="simple">https://www.springtoast.com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SUN GAMES</text:p>
          </table:table-cell>
          <table:table-cell table:style-name="ce102" office:value-type="string" calcext:value-type="string">
            <text:p>부산 해운대구 수영강변대로 140 (우동, 부산문화콘텐츠컴플렉스) 글로벌게임센터</text:p>
          </table:table-cell>
          <table:table-cell table:style-name="ce109" office:value-type="string" calcext:value-type="string">
            <text:p>448-14-01***</text:p>
          </table:table-cell>
          <table:table-cell table:style-name="ce109" office:value-type="string" calcext:value-type="string">
            <text:p>김선호</text:p>
          </table:table-cell>
          <table:table-cell table:style-name="ce11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17" office:value-type="string" calcext:value-type="string">
            <text:p><text:a xlink:href="mailto:ssun.california@gmail.com" xlink:type="simple">ssun.california@gmail.com</text:a></text:p>
          </table:table-cell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tarlike Inc.</text:p>
          </table:table-cell>
          <table:table-cell table:style-name="ce102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09" office:value-type="string" calcext:value-type="string">
            <text:p>299-81-02***</text:p>
          </table:table-cell>
          <table:table-cell table:style-name="ce109" office:value-type="string" calcext:value-type="string">
            <text:p>채병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sonic1357@naver.com" xlink:type="simple">sonic1357@naver.com</text:a></text:p>
          </table:table-cell>
          <table:table-cell table:style-name="ce114" office:value-type="string" calcext:value-type="string">
            <text:p><text:a xlink:href="https://twitter.com/Studio_Ly" xlink:type="simple">https://twitter.com/Studio_Ly</text:a>_</text:p>
          </table:table-cell>
          <table:table-cell table:style-name="ce114" office:value-type="string" calcext:value-type="string">
            <text:p><text:a xlink:href="https://twitter.com/lychoi2000" xlink:type="simple">https://twitter.com/lychoi2000</text:a></text:p>
          </table:table-cell>
          <table:table-cell table:style-name="ce114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0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UNCYAN studio</text:p>
          </table:table-cell>
          <table:table-cell table:style-name="ce10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09" office:value-type="string" calcext:value-type="string">
            <text:p>392-88-02***</text:p>
          </table:table-cell>
          <table:table-cell table:style-name="ce109" office:value-type="string" calcext:value-type="string">
            <text:p>권오준</text:p>
          </table:table-cell>
          <table:table-cell table:style-name="ce114" office:value-type="string" calcext:value-type="string">
            <text:p><text:a xlink:href="https://www.suncyan.com/" xlink:type="simple">https://www.suncyan.com/</text:a></text:p>
          </table:table-cell>
          <table:table-cell table:style-name="ce117" office:value-type="string" calcext:value-type="string">
            <text:p><text:a xlink:href="mailto:suncyan@suncyan.com" xlink:type="simple">suncyan@suncyan.com</text:a></text:p>
          </table:table-cell>
          <table:table-cell table:style-name="ce11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1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4"/>
          <table:table-cell table:style-name="ce114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132" office:value-type="string" calcext:value-type="string">
            <text:p>TALESSHOP Co., Ltd.</text:p>
          </table:table-cell>
          <table:table-cell table:style-name="ce102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09" office:value-type="string" calcext:value-type="string">
            <text:p>350-87-00***</text:p>
          </table:table-cell>
          <table:table-cell table:style-name="ce109" office:value-type="string" calcext:value-type="string">
            <text:p>한준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Corn Field</text:p>
          </table:table-cell>
          <table:table-cell table:style-name="ce10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09" office:value-type="string" calcext:value-type="string">
            <text:p>332-35-01***</text:p>
          </table:table-cell>
          <table:table-cell table:style-name="ce109" office:value-type="string" calcext:value-type="string">
            <text:p>홍도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4">
          <table:table-cell table:style-name="ce132" office:value-type="string" calcext:value-type="string">
            <text:p>TeamBUD</text:p>
          </table:table-cell>
          <table:table-cell table:style-name="ce102"/>
          <table:table-cell table:style-name="ce109"/>
          <table:table-cell table:style-name="ce109" office:value-type="string" calcext:value-type="string">
            <text:p>김준호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0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theand.kr/" xlink:type="simple">https://theand.kr/</text:a></text:p>
          </table:table-cell>
          <table:table-cell table:style-name="ce117" office:value-type="string" calcext:value-type="string">
            <text:p><text:a xlink:href="mailto:min@theandgames.com" xlink:type="simple">min@theandgames.com</text:a></text:p>
          </table:table-cell>
          <table:table-cell table:style-name="ce114" table:number-columns-repeated="3"/>
          <table:table-cell table:style-name="ce114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14" table:number-columns-repeated="3"/>
        </table:table-row>
        <table:table-row table:style-name="ro2">
          <table:table-cell table:style-name="ce132" office:value-type="string" calcext:value-type="string">
            <text:p>Tripearl Games</text:p>
          </table:table-cell>
          <table:table-cell table:style-name="ce102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09" office:value-type="string" calcext:value-type="string">
            <text:p>784-81-02274</text:p>
          </table:table-cell>
          <table:table-cell table:style-name="ce109" office:value-type="string" calcext:value-type="string">
            <text:p>정만손</text:p>
          </table:table-cell>
          <table:table-cell table:style-name="ce114" office:value-type="string" calcext:value-type="string">
            <text:p><text:a xlink:href="https://www.tripearlgames.com/" xlink:type="simple">https://www.tripearlgames.com/</text:a></text:p>
          </table:table-cell>
          <table:table-cell table:style-name="ce117" office:value-type="string" calcext:value-type="string">
            <text:p><text:a xlink:href="mailto:tripearl@tripearlgames.com" xlink:type="simple">tripearl@tripearlgames.com</text:a></text:p>
          </table:table-cell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ona Soft</text:p>
          </table:table-cell>
          <table:table-cell table:style-name="ce102" office:value-type="string" calcext:value-type="string">
            <text:p>서울특별시 송파구 백제고분로41길 ***, ***호(송파동)</text:p>
          </table:table-cell>
          <table:table-cell table:style-name="ce109" office:value-type="string" calcext:value-type="string">
            <text:p>215-87-01***</text:p>
          </table:table-cell>
          <table:table-cell table:style-name="ce109" office:value-type="string" calcext:value-type="string">
            <text:p>조기용</text:p>
          </table:table-cell>
          <table:table-cell table:style-name="ce11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17" office:value-type="string" calcext:value-type="string">
            <text:p><text:a xlink:href="mailto:vonasoft@gmail.com" xlink:type="simple">vonasoft@gmail.com</text:a></text:p>
          </table:table-cell>
          <table:table-cell table:style-name="ce114" office:value-type="string" calcext:value-type="string">
            <text:p><text:a xlink:href="https://twitter.com/vonasoft7" xlink:type="simple">https://twitter.com/vonasoft7</text:a></text:p>
          </table:table-cell>
          <table:table-cell table:style-name="ce114" table:number-columns-repeated="3"/>
        </table:table-row>
        <table:table-row table:style-name="ro12">
          <table:table-cell table:style-name="ce132" office:value-type="string" calcext:value-type="string">
            <text:p>WAFFLE GAMES</text:p>
          </table:table-cell>
          <table:table-cell table:style-name="ce102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02" office:value-type="string" calcext:value-type="string">
            <text:p><text:span text:style-name="T3">서울 구로구 디지털로33길 11, 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ZeroToTenB</text:p>
          </table:table-cell>
          <table:table-cell table:style-name="ce102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09" office:value-type="string" calcext:value-type="string">
            <text:p>233-08-01***</text:p>
          </table:table-cell>
          <table:table-cell table:style-name="ce109" office:value-type="string" calcext:value-type="string">
            <text:p>김병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/>
          <table:table-cell table:style-name="ce143"/>
          <table:table-cell table:style-name="ce110" table:number-columns-repeated="2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11" table:number-columns-repeated="2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9"/>
        </table:table-row>
        <table:table-row table:style-name="ro1" table:number-rows-repeated="1047538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2:developer.A124">
            <calcext:condition calcext:apply-style-name="Error" calcext:value="duplicate" calcext:base-cell-address="developer.A2"/>
          </calcext:conditional-format>
          <calcext:conditional-format calcext:target-range-address="developer.A1:developer.A1037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46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29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36" table:on-update-keep-styles="true" table:on-update-keep-size="false"/>
        <table:database-range table:name="developer_table" table:target-range-address="developer.A2:developer.H1036" table:on-update-keep-styles="true" table:on-update-keep-size="false"/>
        <table:database-range table:name="game_table" table:target-range-address="list.B222:list.C223" table:on-update-keep-styles="true" table:on-update-keep-size="false"/>
        <table:database-range table:name="publisher_name_list" table:target-range-address="publisher.A2:publisher.A1029" table:on-update-keep-styles="true" table:on-update-keep-size="false"/>
        <table:database-range table:name="__Anonymous_Sheet_DB__0" table:target-range-address="list.B2:list.I24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1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7">00/00/0000</text:date>, <text:time style:data-style-name="N2" text:time-value="11:36:16.44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27T11:38:25.294000000</dc:date>
    <meta:editing-duration>P1DT22H45M42S</meta:editing-duration>
    <meta:editing-cycles>771</meta:editing-cycles>
    <meta:document-statistic meta:table-count="3" meta:cell-count="233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